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80000019DBACDE1BD1C140940.png" manifest:media-type="image/png"/>
  <manifest:file-entry manifest:full-path="Pictures/10000201000003F100000070E77D0C661F8F336A.png" manifest:media-type="image/png"/>
  <manifest:file-entry manifest:full-path="Pictures/100002010000044F000000BD2DFBCA0F0946B590.png" manifest:media-type="image/png"/>
  <manifest:file-entry manifest:full-path="Pictures/100002010000046E00000191884D118A76EB8D53.png" manifest:media-type="image/png"/>
  <manifest:file-entry manifest:full-path="Pictures/10000201000003F1000000FEFE33AAB2D3B312B2.png" manifest:media-type="image/png"/>
  <manifest:file-entry manifest:full-path="Pictures/100002010000045B000001B58FCCE73FC55AB5E9.png" manifest:media-type="image/png"/>
  <manifest:file-entry manifest:full-path="Pictures/10000201000003F1000001FD441EA25689CD97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4.279cm" draw:z-index="0"><draw:image xlink:href="Pictures/10000201000003F1000000FEFE33AAB2D3B312B2.png" xlink:type="simple" xlink:show="embed" xlink:actuate="onLoad" loext:mime-type="image/png"/></draw:frame><draw:frame draw:style-name="fr2" draw:name="Image2" text:anchor-type="paragraph" svg:x="-0.169cm" svg:y="6.133cm" svg:width="17cm" svg:height="6.137cm" draw:z-index="1"><draw:image xlink:href="Pictures/10000201000004780000019DBACDE1BD1C140940.png" xlink:type="simple" xlink:show="embed" xlink:actuate="onLoad" loext:mime-type="image/png"/></draw:frame><draw:frame draw:style-name="fr2" draw:name="Image3" text:anchor-type="paragraph" svg:x="-0.386cm" svg:y="14.002cm" svg:width="17cm" svg:height="1.886cm" draw:z-index="2"><draw:image xlink:href="Pictures/10000201000003F100000070E77D0C661F8F336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2.912cm" draw:z-index="3"><draw:image xlink:href="Pictures/100002010000044F000000BD2DFBCA0F0946B59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5" text:anchor-type="paragraph" svg:width="17cm" svg:height="6.662cm" draw:z-index="4"><draw:image xlink:href="Pictures/100002010000045B000001B58FCCE73FC55AB5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6" text:anchor-type="paragraph" svg:width="17cm" svg:height="8.574cm" draw:z-index="5"><draw:image xlink:href="Pictures/10000201000003F1000001FD441EA25689CD973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7" text:anchor-type="paragraph" svg:width="17cm" svg:height="6.011cm" draw:z-index="6"><draw:image xlink:href="Pictures/100002010000046E00000191884D118A76EB8D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7:08:39.853876457</meta:creation-date>
    <meta:generator>LibreOffice/6.0.7.3$Linux_X86_64 LibreOffice_project/00m0$Build-3</meta:generator>
    <dc:date>2021-02-21T17:13:16.491688387</dc:date>
    <meta:editing-duration>PT4M36S</meta:editing-duration>
    <meta:editing-cycles>2</meta:editing-cycles>
    <meta:document-statistic meta:table-count="0" meta:image-count="7" meta:object-count="0" meta:page-count="3" meta:paragraph-count="0" meta:word-count="0" meta:character-count="0" meta:non-whitespace-character-count="0"/>
  </office:meta>
</office:document-meta>
</file>